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language="uk" fo:country="UA"/>
    </style:style>
    <style:style style:name="P3" style:family="paragraph" style:parent-style-name="Text_20_body">
      <style:text-properties fo:font-variant="normal" fo:text-transform="none" fo:color="#000000" style:font-name="sans-serif" fo:font-size="9.75pt" fo:letter-spacing="normal" fo:language="uk" fo:country="UA" fo:font-style="normal" fo:font-weight="normal"/>
    </style:style>
    <style:style style:name="P4" style:family="paragraph" style:parent-style-name="Text_20_body">
      <style:text-properties fo:font-variant="normal" fo:text-transform="none" fo:color="#000000" style:font-name="DejaVu Serif" fo:font-size="12pt" fo:letter-spacing="normal" fo:language="uk" fo:country="UA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style:font-name="DejaVu Serif" fo:font-size="12pt" fo:letter-spacing="normal" fo:language="uk" fo:country="UA" fo:font-style="normal" fo:font-weight="normal" officeooo:rsid="002a84f5" officeooo:paragraph-rsid="002a84f5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000000" style:font-name="DejaVu Serif" fo:font-size="12pt" fo:letter-spacing="normal" fo:language="uk" fo:country="UA" fo:font-style="normal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size="9pt" fo:language="uk" fo:country="UA" fo:font-weight="normal" officeooo:paragraph-rsid="001dcef5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1dcef5" officeooo:paragraph-rsid="001dcef5" style:font-weight-asian="normal" style:font-weight-complex="normal"/>
    </style:style>
    <style:style style:name="P9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1dd416" officeooo:paragraph-rsid="001dd416" style:font-weight-asian="normal" style:font-weight-complex="normal"/>
    </style:style>
    <style:style style:name="P10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20adb3" officeooo:paragraph-rsid="0020adb3" style:font-weight-asian="normal" style:font-weight-complex="normal"/>
    </style:style>
    <style:style style:name="P11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22f231" officeooo:paragraph-rsid="0022f231" style:font-weight-asian="normal" style:font-weight-complex="normal"/>
    </style:style>
    <style:style style:name="P12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22f231" officeooo:paragraph-rsid="00278f81" style:font-weight-asian="normal" style:font-weight-complex="normal"/>
    </style:style>
    <style:style style:name="P13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230d5d" officeooo:paragraph-rsid="00230d5d" style:font-weight-asian="normal" style:font-weight-complex="normal"/>
    </style:style>
    <style:style style:name="P14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278f81" officeooo:paragraph-rsid="00278f81" style:font-weight-asian="normal" style:font-weight-complex="normal"/>
    </style:style>
    <style:style style:name="P15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35560b" officeooo:paragraph-rsid="0035560b" style:font-weight-asian="normal" style:font-weight-complex="normal"/>
    </style:style>
    <style:style style:name="P16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font-size="11pt" fo:language="uk" fo:country="UA" fo:font-weight="normal" officeooo:rsid="00230d5d" officeooo:paragraph-rsid="00240090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font-size="12pt" fo:language="uk" fo:country="UA" fo:font-weight="normal" officeooo:rsid="00240090" officeooo:paragraph-rsid="00240090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font-size="12pt" fo:language="uk" fo:country="UA" fo:font-weight="normal" officeooo:rsid="0025d4c3" officeooo:paragraph-rsid="00278f81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font-size="12pt" fo:language="uk" fo:country="UA" fo:font-weight="normal" officeooo:rsid="0022f231" officeooo:paragraph-rsid="002b7b53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>
        <style:tab-stops>
          <style:tab-stop style:position="16.775cm"/>
        </style:tab-stops>
      </style:paragraph-properties>
      <style:text-properties style:use-window-font-color="true" fo:font-size="12pt" fo:language="uk" fo:country="UA" fo:font-weight="normal" officeooo:rsid="002b7b53" officeooo:paragraph-rsid="002b7b53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DejaVu Serif" fo:font-size="12pt" style:font-size-asian="12pt" style:font-size-complex="12pt"/>
    </style:style>
    <style:style style:name="P22" style:family="paragraph" style:parent-style-name="Standard">
      <style:paragraph-properties fo:background-color="#ffffff">
        <style:background-image/>
      </style:paragraph-properties>
      <style:text-properties style:use-window-font-color="true" fo:font-size="11pt" officeooo:paragraph-rsid="002964bb" style:font-size-asian="11pt" style:font-size-complex="11pt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2964bb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officeooo:paragraph-rsid="002964bb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1pt" officeooo:paragraph-rsid="002964bb" style:font-size-asian="11pt" style:font-size-complex="11pt"/>
    </style:style>
    <style:style style:name="P26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2964bb"/>
    </style:style>
    <style:style style:name="P27" style:family="paragraph" style:parent-style-name="Preformatted_20_Text">
      <style:paragraph-properties fo:margin-top="0cm" fo:margin-bottom="0.499cm" style:contextual-spacing="false" fo:background-color="#ffffff">
        <style:tab-stops>
          <style:tab-stop style:position="16.775cm"/>
        </style:tab-stops>
        <style:background-image/>
      </style:paragraph-properties>
      <style:text-properties fo:color="#000000" fo:language="uk" fo:country="UA" fo:font-weight="normal" officeooo:rsid="00278f81" officeooo:paragraph-rsid="002964bb" style:font-weight-asian="normal" style:font-weight-complex="normal"/>
    </style:style>
    <style:style style:name="P28" style:family="paragraph" style:parent-style-name="Preformatted_20_Text">
      <style:paragraph-properties fo:margin-top="0cm" fo:margin-bottom="0.499cm" style:contextual-spacing="false" fo:background-color="#ffffff">
        <style:tab-stops>
          <style:tab-stop style:position="16.775cm"/>
        </style:tab-stops>
        <style:background-image/>
      </style:paragraph-properties>
      <style:text-properties style:use-window-font-color="true" fo:font-size="12pt" fo:language="uk" fo:country="UA" fo:font-weight="normal" officeooo:rsid="002964bb" officeooo:paragraph-rsid="002964bb" style:font-size-asian="10.5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cm" fo:margin-bottom="0.499cm" style:contextual-spacing="false" fo:background-color="#ffffff">
        <style:tab-stops>
          <style:tab-stop style:position="16.775cm"/>
        </style:tab-stops>
        <style:background-image/>
      </style:paragraph-properties>
      <style:text-properties style:use-window-font-color="true" fo:font-size="11pt" fo:language="uk" fo:country="UA" fo:font-weight="normal" officeooo:rsid="002964bb" officeooo:paragraph-rsid="002964bb" style:font-size-asian="11pt" style:font-weight-asian="normal" style:font-size-complex="11pt" style:font-weight-complex="normal"/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Heading_20_1">
      <style:text-properties fo:font-variant="normal" fo:text-transform="none" fo:color="#000000" style:font-name="DejaVu Serif" fo:font-size="12pt" fo:letter-spacing="normal" fo:language="uk" fo:country="UA" fo:font-style="normal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variant="normal" fo:text-transform="none" fo:color="#000000" style:font-name="sans-serif" fo:font-size="9.75pt" fo:letter-spacing="normal" fo:language="uk" fo:country="UA" fo:font-style="normal" fo:font-weight="normal"/>
    </style:style>
    <style:style style:name="P33" style:family="paragraph" style:parent-style-name="Text_20_body">
      <style:text-properties fo:font-variant="normal" fo:text-transform="none" fo:color="#000000" style:font-name="sans-serif" fo:font-size="9.75pt" fo:letter-spacing="normal" fo:language="uk" fo:country="UA" fo:font-style="normal" fo:font-weight="bold" officeooo:rsid="00431ee3" officeooo:paragraph-rsid="00431ee3" style:font-weight-asian="bold" style:font-weight-complex="bold"/>
    </style:style>
    <style:style style:name="P34" style:family="paragraph" style:parent-style-name="Text_20_body" style:list-style-name="L1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1dcef5" officeooo:paragraph-rsid="001dcef5" style:font-weight-asian="normal" style:font-weight-complex="normal"/>
    </style:style>
    <style:style style:name="P35" style:family="paragraph" style:parent-style-name="Text_20_body" style:list-style-name="L1">
      <style:paragraph-properties>
        <style:tab-stops>
          <style:tab-stop style:position="16.775cm"/>
        </style:tab-stops>
      </style:paragraph-properties>
      <style:text-properties style:use-window-font-color="true" fo:language="uk" fo:country="UA" fo:font-weight="normal" officeooo:rsid="001dd416" officeooo:paragraph-rsid="001dd416" style:font-weight-asian="normal" style:font-weight-complex="normal"/>
    </style:style>
    <style:style style:name="P36" style:family="paragraph" style:parent-style-name="Text_20_body" style:list-style-name="L2">
      <style:text-properties officeooo:rsid="00376da0" officeooo:paragraph-rsid="00376da0"/>
    </style:style>
    <style:style style:name="P37" style:family="paragraph" style:parent-style-name="Text_20_body">
      <style:text-properties officeooo:rsid="002f258e" officeooo:paragraph-rsid="0033bb36"/>
    </style:style>
    <style:style style:name="P38" style:family="paragraph" style:parent-style-name="Text_20_body">
      <style:text-properties officeooo:rsid="003dd84d" officeooo:paragraph-rsid="003dd84d"/>
    </style:style>
    <style:style style:name="P39" style:family="paragraph" style:parent-style-name="Text_20_body" style:list-style-name="L2">
      <style:text-properties officeooo:rsid="003e85bf" officeooo:paragraph-rsid="003e85bf"/>
    </style:style>
    <style:style style:name="P40" style:family="paragraph" style:parent-style-name="Text_20_body">
      <style:text-properties officeooo:rsid="0040a6c6" officeooo:paragraph-rsid="0040a6c6"/>
    </style:style>
    <style:style style:name="P41" style:family="paragraph" style:parent-style-name="Text_20_body">
      <style:text-properties officeooo:paragraph-rsid="00431ee3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Text_20_body">
      <style:paragraph-properties fo:text-align="start" style:justify-single-word="false"/>
      <style:text-properties officeooo:rsid="00431ee3" officeooo:paragraph-rsid="00431ee3"/>
    </style:style>
    <style:style style:name="P44" style:family="paragraph" style:parent-style-name="Heading_20_3">
      <style:text-properties officeooo:rsid="00376da0" officeooo:paragraph-rsid="00376da0"/>
    </style:style>
    <style:style style:name="P45" style:family="paragraph" style:parent-style-name="Preformatted_20_Text">
      <style:paragraph-properties fo:margin-top="0cm" fo:margin-bottom="0.499cm" style:contextual-spacing="false" fo:background-color="#ffffff">
        <style:tab-stops>
          <style:tab-stop style:position="16.775cm"/>
        </style:tab-stops>
        <style:background-image/>
      </style:paragraph-properties>
      <style:text-properties style:use-window-font-color="true" fo:font-size="12pt" fo:language="uk" fo:country="UA" fo:font-weight="normal" officeooo:rsid="00420356" officeooo:paragraph-rsid="00420356" style:font-size-asian="10.5pt" style:font-weight-asian="normal" style:font-size-complex="12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font-variant="normal" fo:text-transform="none" fo:color="#000000" style:font-name="sans-serif" fo:font-size="9.75pt" fo:letter-spacing="normal" fo:language="uk" fo:country="UA" fo:font-style="normal" fo:font-weight="normal"/>
    </style:style>
    <style:style style:name="T3" style:family="text">
      <style:text-properties fo:font-variant="normal" fo:text-transform="none" fo:color="#000000" style:font-name="sans-serif" fo:font-size="9.75pt" fo:letter-spacing="normal" fo:language="uk" fo:country="UA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sans-serif" fo:font-size="9.75pt" fo:letter-spacing="normal" fo:language="uk" fo:country="UA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fo:letter-spacing="normal" fo:language="uk" fo:country="UA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fo:letter-spacing="normal" fo:language="uk" fo:country="UA" fo:font-style="normal" fo:font-weight="normal" officeooo:rsid="002d613f" style:font-weight-asian="normal" style:font-weight-complex="normal"/>
    </style:style>
    <style:style style:name="T7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fo:letter-spacing="normal" fo:language="ru" fo:country="RU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DejaVu Serif" fo:font-size="12pt" fo:letter-spacing="normal" fo:language="uk" fo:country="UA" fo:font-style="normal" fo:font-weight="normal" officeooo:rsid="0033bb36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DejaVu Serif" fo:font-size="12pt" fo:letter-spacing="normal" fo:language="uk" fo:country="UA" fo:font-style="normal" style:text-underline-style="none" fo:font-weight="normal" officeooo:rsid="00431ee3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DejaVu Serif" fo:font-size="12pt" fo:letter-spacing="normal" fo:language="en" fo:country="US" fo:font-style="normal" style:text-underline-style="none" fo:font-weight="normal" officeooo:rsid="00431ee3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552200" style:font-name="sans-serif" fo:font-size="9.75pt" fo:letter-spacing="normal" fo:language="uk" fo:country="UA" fo:font-style="normal" style:text-underline-style="solid" style:text-underline-width="auto" style:text-underline-color="font-color" fo:font-weight="normal" fo:background-color="#ffffff" style:font-weight-asian="normal" style:font-weight-complex="normal"/>
    </style:style>
    <style:style style:name="T13" style:family="text">
      <style:text-properties fo:font-variant="normal" fo:text-transform="none" style:use-window-font-color="true" style:font-name="DejaVu Serif" fo:font-size="12pt" fo:letter-spacing="normal" fo:language="uk" fo:country="UA" fo:font-style="normal" style:text-underline-style="none" fo:font-weight="normal" officeooo:rsid="0033bb36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font-name="DejaVu Serif" fo:font-size="12pt" fo:letter-spacing="normal" fo:language="uk" fo:country="UA" fo:font-style="normal" style:text-underline-style="none" fo:font-weight="normal" officeooo:rsid="00431ee3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font-name="sans-serif" fo:font-size="12pt" fo:letter-spacing="normal" fo:language="uk" fo:country="UA" fo:font-style="normal" style:text-underline-style="none" fo:font-weight="normal" officeooo:rsid="0033bb36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style:use-window-font-color="true" style:font-name="sans-serif" fo:font-size="12pt" fo:letter-spacing="normal" fo:language="uk" fo:country="UA" fo:font-style="normal" style:text-underline-style="none" fo:font-weight="normal" officeooo:rsid="0033bb36" fo:background-color="#ffffff" style:font-size-asian="12pt" style:font-weight-asian="normal" style:font-size-complex="12pt" style:font-weight-complex="normal"/>
    </style:style>
    <style:style style:name="T17" style:family="text">
      <style:text-properties fo:color="#800000"/>
    </style:style>
    <style:style style:name="T18" style:family="text">
      <style:text-properties fo:color="#800000" fo:font-weight="bold"/>
    </style:style>
    <style:style style:name="T19" style:family="text">
      <style:text-properties fo:color="#800080"/>
    </style:style>
    <style:style style:name="T20" style:family="text">
      <style:text-properties fo:color="#808030"/>
    </style:style>
    <style:style style:name="T21" style:family="text">
      <style:text-properties fo:color="#603000"/>
    </style:style>
    <style:style style:name="T22" style:family="text">
      <style:text-properties fo:color="#0000e6"/>
    </style:style>
    <style:style style:name="T23" style:family="text">
      <style:text-properties fo:color="#008c00"/>
    </style:style>
    <style:style style:name="T24" style:family="text">
      <style:text-properties officeooo:rsid="001dd416"/>
    </style:style>
    <style:style style:name="T25" style:family="text">
      <style:text-properties officeooo:rsid="001fbcba"/>
    </style:style>
    <style:style style:name="T26" style:family="text">
      <style:text-properties officeooo:rsid="0020adb3"/>
    </style:style>
    <style:style style:name="T27" style:family="text">
      <style:text-properties officeooo:rsid="0022f231"/>
    </style:style>
    <style:style style:name="T28" style:family="text">
      <style:text-properties officeooo:rsid="00230d5d"/>
    </style:style>
    <style:style style:name="T29" style:family="text">
      <style:text-properties fo:color="#696969"/>
    </style:style>
    <style:style style:name="T30" style:family="text">
      <style:text-properties officeooo:rsid="00278f81"/>
    </style:style>
    <style:style style:name="T31" style:family="text">
      <style:text-properties fo:color="#004a43"/>
    </style:style>
    <style:style style:name="T32" style:family="text">
      <style:text-properties fo:color="#40015a"/>
    </style:style>
    <style:style style:name="T33" style:family="text">
      <style:text-properties fo:color="#400000"/>
    </style:style>
    <style:style style:name="T34" style:family="text">
      <style:text-properties fo:color="#0f69ff"/>
    </style:style>
    <style:style style:name="T35" style:family="text">
      <style:text-properties officeooo:rsid="002964bb"/>
    </style:style>
    <style:style style:name="T36" style:family="text">
      <style:text-properties officeooo:rsid="002a84f5"/>
    </style:style>
    <style:style style:name="T37" style:family="text">
      <style:text-properties officeooo:rsid="002b7b53"/>
    </style:style>
    <style:style style:name="T38" style:family="text">
      <style:text-properties officeooo:rsid="003005b1"/>
    </style:style>
    <style:style style:name="T39" style:family="text">
      <style:text-properties officeooo:rsid="0035560b"/>
    </style:style>
    <style:style style:name="T40" style:family="text">
      <style:text-properties officeooo:rsid="0036e9ee"/>
    </style:style>
    <style:style style:name="T41" style:family="text">
      <style:text-properties officeooo:rsid="003afa6a"/>
    </style:style>
    <style:style style:name="T42" style:family="text">
      <style:text-properties officeooo:rsid="003dd84d"/>
    </style:style>
    <style:style style:name="T43" style:family="text">
      <style:text-properties officeooo:rsid="003e85bf"/>
    </style:style>
    <style:style style:name="T44" style:family="text">
      <style:text-properties officeooo:rsid="00402c68"/>
    </style:style>
    <style:style style:name="T45" style:family="text">
      <style:text-properties officeooo:rsid="004041da"/>
    </style:style>
    <style:style style:name="T46" style:family="text">
      <style:text-properties style:use-window-font-color="true" fo:font-size="12pt" fo:language="uk" fo:country="UA" fo:font-weight="normal" officeooo:rsid="002d613f" style:font-size-asian="10.5pt" style:font-weight-asian="normal" style:font-size-complex="12pt" style:font-weight-complex="normal"/>
    </style:style>
    <style:style style:name="T47" style:family="text">
      <style:text-properties style:use-window-font-color="true" fo:font-size="12pt" fo:language="uk" fo:country="UA" fo:font-weight="normal" officeooo:rsid="003c1a20" style:font-size-asian="10.5pt" style:font-weight-asian="normal" style:font-size-complex="12pt" style:font-weight-complex="normal"/>
    </style:style>
    <style:style style:name="T4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Серыалызацыя структур данних в С</text:h>
      <text:p text:style-name="P1">Вступ.</text:p>
      <text:p text:style-name="P43">Визначення.</text:p>
      <text:p text:style-name="P1">Теорыя <text:span text:style-name="T1">серіалізації</text:span>.</text:p>
      <text:p text:style-name="P1">Порывняння р<text:span text:style-name="T1">ізних реалізацій.</text:span></text:p>
      <text:p text:style-name="P2">Алгоритм.</text:p>
      <text:p text:style-name="P2">Приклади використання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2"/>
      <text:p text:style-name="Text_20_body"><text:span text:style-name="T4">Структура данних</text:span><text:span text:style-name="T2"> — в мові програмування С, визначення списку змінних, які записуються під одним імям в блок памяті.</text:span></text:p>
      <text:p text:style-name="P33">Порядок бійтів<text:span text:style-name="T48"> — </text:span></text:p>
      <text:p text:style-name="P33">Обєкт<text:span text:style-name="T48"> — </text:span></text:p>
      <text:p text:style-name="P33">Буфер<text:span text:style-name="T48"> —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1" text:outline-level="1"><text:soft-page-break/></text:h>
      <text:h text:style-name="P31" text:outline-level="1"/>
      <text:h text:style-name="P31" text:outline-level="1"/>
      <text:p text:style-name="P6"/>
      <text:h text:style-name="P31" text:outline-level="1">Кделу</text:h>
      <text:p text:style-name="P21"><text:span text:style-name="T5">Сералязація -- це процес перетворення деякої структури в формат данних, наприклад б</text:span><text:span text:style-name="T6">і</text:span><text:span text:style-name="T5">нарный, текстовый, XML, </text:span><text:span text:style-name="T7">JSON </text:span><text:span text:style-name="T8">та </text:span><text:span text:style-name="T5">інші.</text:span></text:p>
      <text:p text:style-name="P4">Десеріалізація це процес відновлення з серіалізованих данних початкової структури.</text:p>
      <text:p text:style-name="P41"><text:span text:style-name="T9">Серіалізація використовується для перетворення структури данних в </text:span><text:span text:style-name="T13">формат який можна передавати </text:span><text:span text:style-name="T14">по </text:span><text:span text:style-name="T10">послідовному </text:span><text:span text:style-name="T11">зєднанню(serial comunication), такому, як</text:span><text:span text:style-name="T13"> інтернет, або зберегти в файл. </text:span><text:span text:style-name="T15">Наприклад, потрібно створити розподілений </text:span><text:a xlink:type="simple" xlink:href="http://uk.wikipedia.org/wiki/Додаток"><text:span text:style-name="T16">додаток</text:span></text:a><text:span text:style-name="T15">, різні частини якого мають обмінюватися даними зі складною структурою. У такому випадку для типів даних, які передбачається передавати, пишеться код, який здійснює серіалізацію і десеріалізацію. Об'єкт заповнюється потрібними даними, потім викликається код серіалізації, в результаті виходить, </text:span><text:a xlink:type="simple" xlink:href="http://uk.wikipedia.org/wiki/XML"><text:span text:style-name="T16">XML</text:span></text:a><text:span text:style-name="T15">-документ, або інший формат серіалізованих данних. Результат серіалізації передається приймаючій стороні по сокету. Додаток-одержувач створює об'єкт того ж типу і викликає код десеріалізації, в </text:span><text:span text:style-name="T13">результаті</text:span><text:span text:style-name="T15"> отримується об'єкт з тими ж даними, що були в об'єкті програми-відправника. За такою схемою працює, серіалізація об'єктів через </text:span><text:span text:style-name="T16">SOAP </text:span><text:span text:style-name="T15">в </text:span><text:span text:style-name="T16">Microsoft.NET</text:span><text:span text:style-name="T15">.</text:span></text:p>
      <text:p text:style-name="P4">Без серіалізації не обійтися в програмах які використовують інтернет для передачі складних структур данних.</text:p>
      <text:p text:style-name="P5">В деяких мовах програмування як java, php, python, ocaml серіалізація є стандартною функцією. В стандарті С немає функцій для серіалізації, але їх можна реалізувати самостійно.</text:p>
      <text:p text:style-name="P4">Найпростіший приклад серіалізації <text:span text:style-name="T36">в С</text:span>, <text:span text:style-name="T25">це створення дампу памяті, наприклад</text:span>:</text:p>
      <text:p text:style-name="P7"><text:span text:style-name="T18">struct</text:span> some_struct s<text:span text:style-name="T19">;</text:span> <text:line-break/>init_some_struct<text:span text:style-name="T20">(&amp;</text:span>s<text:span text:style-name="T20">)</text:span><text:span text:style-name="T19">;</text:span> <text:line-break/><text:line-break/><text:span text:style-name="T21">FILE</text:span><text:span text:style-name="T20">*</text:span> f<text:span text:style-name="T20">=</text:span> <text:span text:style-name="T21">fopen</text:span><text:span text:style-name="T20">(</text:span><text:span text:style-name="T17">"</text:span><text:span text:style-name="T22">./sdata</text:span><text:span text:style-name="T17">"</text:span><text:span text:style-name="T20">,</text:span> <text:span text:style-name="T17">"</text:span><text:span text:style-name="T22">w</text:span><text:span text:style-name="T17">"</text:span><text:span text:style-name="T20">)</text:span><text:span text:style-name="T19">;</text:span> <text:line-break/><text:span text:style-name="T21">fwrite</text:span><text:span text:style-name="T20">(&amp;</text:span>s<text:span text:style-name="T20">,</text:span> <text:span text:style-name="T18">sizeof</text:span><text:span text:style-name="T20">(</text:span>s<text:span text:style-name="T20">),</text:span> <text:span text:style-name="T23">1</text:span><text:span text:style-name="T20">,</text:span> f<text:span text:style-name="T20">)</text:span> <text:line-break/><text:span text:style-name="T21">fclose</text:span><text:span text:style-name="T20">(</text:span>f<text:span text:style-name="T20">)</text:span><text:span text:style-name="T19">;</text:span></text:p>
      <text:p text:style-name="P8">В результаті в файл запишеться копія блоку памяті структури s.<text:line-break/><text:span text:style-name="T24">Для десералізації потрібно скопіювати данні з файлу в блок памяті структури.</text:span></text:p>
      <text:p text:style-name="P9">В деяких ситуаціях такий підхід допустимий, <text:span text:style-name="T26">але має недоліки</text:span></text:p>
      <text:list xml:id="list5150365791802934357" text:style-name="L1">
        <text:list-item>
          <text:p text:style-name="P34">якщо в структурі є вказівники, то в файл запишеться адреса вказівника, дані на які вказує вказівник не будуть записані.</text:p>
        </text:list-item>
        <text:list-item>
          <text:p text:style-name="P35"><text:span text:style-name="T39">при</text:span> десеріалізаці<text:span text:style-name="T39">ї</text:span> цієї стректури на платформі з іншим порядком байт, структура міститиме данні <text:span text:style-name="T39">відмінні від початкових</text:span>.</text:p>
        </text:list-item>
      </text:list>
      <text:p text:style-name="P15"><text:soft-page-break/>Існує декілька бібліотек, що дозволяють серіалізувати данні в С, але жодна з них не підтримує структури, які мають однікові вказівники, <text:span text:style-name="T40">це означає що за допомогою цих бібліотек не можна серіалізувати звязані списки(linked list) та дерева.</text:span></text:p>
      <text:p text:style-name="P10">Для того, щоб на С можна було повноцінно сералізувати структури данних, була написана бібліотека cserialize.</text:p>
      <text:p text:style-name="P10">Данна бібліотека може серіалізувати структури які мають вказівники, навіть якщо деякі вказівники дублюються, <text:span text:style-name="T40">причому не важливо яку складність та вложеність мають структури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<text:span text:style-name="T37">Для використання цієї бібліотеки, для структури яку потрібно серіалізувати</text:span>, потрібно визначити функцію-серіалізатор, це можна зробити за допомогою макросів бібліотеки.</text:p>
      <text:p text:style-name="P11">Общий виглялад визначення серіалізатора</text:p>
      <text:p text:style-name="P11">sfunc(&lt;struct_name&gt;, &lt;modifer&gt;)<text:line-break/> <text:s/>s&lt;attr_type&gt;(&lt;attr&gt;)<text:line-break/> <text:s/>s&lt;attr2_type&gt;(&lt;attr2&gt;)<text:line-break/>funcs</text:p>
      <text:p text:style-name="P13">&lt;struct_name&gt; -- імя структури.<text:line-break/>&lt;modifer&gt; -- модифікатор, використовується, коли потрібно серіалізувати <text:s/>одну структуру різними способами.<text:line-break/>&lt;attr&gt; -- імя атрибуту структури.<text:line-break/>&lt;attr_type&gt; -- назва типу атрибуту.</text:p>
      <text:p text:style-name="P18"><text:span text:style-name="T28">sfunc() -- початок визначення функції.<text:line-break/>Schar() -- код серіалізації для типу char.<text:line-break/>sint16() -- код серіалізації для 16-ти бітного числа.<text:line-break/>sint32() -- код серіалізації для 32-ти бітного числа.<text:line-break/>sint64() -- код серіалізації для 64-ти бітного числа.<text:line-break/></text:span>svoid_ptr(attr, size) — код серіалізації для блоку памяті на який вказує вказівник<text:line-break/>schar_ptr() -- код серіалізації для <text:span text:style-name="T30">null-terminated(строка останній символ якої \0) строки.<text:line-break/>sstruct_ptr(attr) — код серіалізації для структури на яку вказує вказівник(attr), для цієї структури також потрібно визначити функцію-серіалізатор.<text:line-break/>funcs() -- кінець визначення функції.</text:span></text:p>
      <text:p text:style-name="P13">Під час компіляції замість макросів буде підставлено специфічна функція <text:s/>серіалізації для структури &lt;struct_name&gt;, яка матиме вигляд</text:p>
      <text:p text:style-name="P16"><text:span text:style-name="T18">struct</text:span> buffer<text:span text:style-name="T20">*</text:span> <text:span text:style-name="T20">&lt;</text:span>struct_name<text:span text:style-name="T20">&gt;</text:span>_<text:span text:style-name="T20">&lt;</text:span>modifer<text:span text:style-name="T20">&gt;</text:span>_serializer<text:span text:style-name="T20">(</text:span><text:span text:style-name="T18">struct</text:span> <text:span text:style-name="T20">&lt;</text:span>struct_name<text:span text:style-name="T20">&gt;*</text:span> s<text:span text:style-name="T20">,</text:span> <text:span text:style-name="T20">....)</text:span> <text:span text:style-name="T19">{<text:line-break/> <text:s/></text:span><text:span text:style-name="T20">....</text:span> <text:line-break/><text:span text:style-name="T29"> <text:s/>//код серіалізації для данної структури</text:span> <text:line-break/> <text:s/><text:span text:style-name="T20">....</text:span> <text:line-break/><text:span text:style-name="T19">}</text:span></text:p>
      <text:p text:style-name="P17">Визначення функції десеріалізатора має аналогічний виглад.</text:p>
      <text:p text:style-name="P19"><text:span text:style-name="T37">d</text:span>sfunc(&lt;struct_name&gt;, &lt;modifer&gt;)<text:line-break/> <text:s/><text:span text:style-name="T37">d</text:span>s&lt;attr_type&gt;(&lt;attr&gt;)<text:line-break/> <text:s/><text:span text:style-name="T37">d</text:span>s&lt;attr2_type&gt;(&lt;attr2&gt;)<text:line-break/>func<text:span text:style-name="T37">d</text:span>s</text:p>
      <text:p text:style-name="P20">Макроси d<text:span text:style-name="T27">s&lt;attr_type&gt;</text:span>(<text:span text:style-name="T27">) </text:span>повинні бути розміщенні в тому ж порядку, що й в функції-серіалізатора.</text:p>
      <text:p text:style-name="P11">Наприклад є структура</text:p>
      <text:p text:style-name="P11"><text:span text:style-name="T18">struct</text:span> book <text:span text:style-name="T19">{</text:span> <text:line-break/> <text:s/><text:span text:style-name="T18">const</text:span> <text:span text:style-name="T18">char</text:span><text:span text:style-name="T20">*</text:span> author<text:span text:style-name="T19">;</text:span> <text:line-break/><text:soft-page-break/> <text:s/><text:span text:style-name="T18">const</text:span> <text:span text:style-name="T18">char</text:span><text:span text:style-name="T20">*</text:span> name<text:span text:style-name="T19">;</text:span> <text:line-break/> <text:s/><text:span text:style-name="T18">int</text:span> num_pages<text:span text:style-name="T19">;</text:span> <text:line-break/><text:span text:style-name="T19">};</text:span></text:p>
      <text:p text:style-name="P11">Визначення функції-серіалізатора буде виглядати так</text:p>
      <text:p text:style-name="P11">sfunc<text:span text:style-name="T20">(</text:span>book<text:span text:style-name="T20">)</text:span> <text:line-break/> <text:s/>schar_ptr<text:span text:style-name="T20">(</text:span>author<text:span text:style-name="T20">)</text:span> <text:line-break/> <text:s/>schar_ptr<text:span text:style-name="T20">(</text:span>name<text:span text:style-name="T20">)</text:span> <text:line-break/> <text:s/>sint32<text:span text:style-name="T20">(</text:span>num_pages<text:span text:style-name="T20">)</text:span> <text:line-break/>funcs</text:p>
      <text:p text:style-name="P14"/>
      <text:p text:style-name="P14">Десеріалізатора так</text:p>
      <text:p text:style-name="P12"><text:span text:style-name="T30">d</text:span>sfunc<text:span text:style-name="T20">(</text:span>book<text:span text:style-name="T20">)</text:span> <text:line-break/> <text:s/><text:span text:style-name="T30">d</text:span>schar_ptr<text:span text:style-name="T20">(</text:span>author<text:span text:style-name="T20">)</text:span> <text:line-break/> <text:s/><text:span text:style-name="T30">d</text:span>schar_ptr<text:span text:style-name="T20">(</text:span>name<text:span text:style-name="T20">)</text:span> <text:line-break/> <text:s/><text:span text:style-name="T30">d</text:span>sint32<text:span text:style-name="T20">(</text:span>num_pages<text:span text:style-name="T20">)</text:span> <text:line-break/>func<text:span text:style-name="T30">d</text:span>s</text:p>
      <text:p text:style-name="P14">Приклад використання</text:p>
      <text:p text:style-name="P23"><text:span text:style-name="T31">#include </text:span><text:span text:style-name="T17">"</text:span><text:span text:style-name="T32">serialize.h</text:span><text:span text:style-name="T17">"</text:span></text:p>
      <text:p text:style-name="P24"/>
      <text:p text:style-name="P23"><text:span text:style-name="T31">#include </text:span><text:span text:style-name="T17">"</text:span><text:span text:style-name="T32">sfuncs.h</text:span><text:span text:style-name="T17">"</text:span><text:span text:style-name="T29">//визначення серіалізатора та десеріалізатора</text:span></text:p>
      <text:p text:style-name="P24"/>
      <text:p text:style-name="P23"><text:span text:style-name="T18">struct</text:span> book <text:span text:style-name="T19">{</text:span> </text:p>
      <text:p text:style-name="P23"><text:s text:c="2"/><text:span text:style-name="T18">const</text:span> <text:span text:style-name="T18">char</text:span><text:span text:style-name="T20">*</text:span> author<text:span text:style-name="T19">;</text:span> </text:p>
      <text:p text:style-name="P23"><text:s text:c="2"/><text:span text:style-name="T18">const</text:span> <text:span text:style-name="T18">char</text:span><text:span text:style-name="T20">*</text:span> name<text:span text:style-name="T19">;</text:span> </text:p>
      <text:p text:style-name="P23"><text:s text:c="2"/><text:span text:style-name="T18">int</text:span> num_pages<text:span text:style-name="T19">;</text:span> </text:p>
      <text:p text:style-name="P26">};</text:p>
      <text:p text:style-name="P24"/>
      <text:p text:style-name="P23"><text:span text:style-name="T18">int</text:span> <text:span text:style-name="T33">main</text:span><text:span text:style-name="T20">()</text:span> <text:span text:style-name="T19">{</text:span></text:p>
      <text:p text:style-name="P23"><text:s text:c="2"/><text:span text:style-name="T18">struct</text:span> book anarhy<text:span text:style-name="T19">;</text:span></text:p>
      <text:p text:style-name="P23"><text:s text:c="2"/>anarhy<text:span text:style-name="T20">.</text:span>author <text:span text:style-name="T20">=</text:span> <text:span text:style-name="T17">"</text:span><text:span text:style-name="T22">Пётр Алексе́евич Кропо́ткин</text:span><text:span text:style-name="T17">"</text:span><text:span text:style-name="T19">;</text:span></text:p>
      <text:p text:style-name="P23"><text:s text:c="2"/>anarhy<text:span text:style-name="T20">.</text:span>name <text:span text:style-name="T20">=</text:span> <text:span text:style-name="T17">"</text:span><text:span text:style-name="T22">Анархия</text:span><text:span text:style-name="T17">"</text:span><text:span text:style-name="T19">;</text:span></text:p>
      <text:p text:style-name="P23"><text:s text:c="2"/>anarhy<text:span text:style-name="T20">.</text:span>num_pages <text:span text:style-name="T20">=</text:span> <text:span text:style-name="T23">512</text:span><text:span text:style-name="T19">;</text:span></text:p>
      <text:p text:style-name="P23"><text:s text:c="2"/></text:p>
      <text:p text:style-name="P23"><text:s text:c="2"/><text:span text:style-name="T18">struct</text:span> buffer<text:span text:style-name="T20">*</text:span> book_buf <text:span text:style-name="T20">=</text:span> serialize<text:span text:style-name="T20">(</text:span>anarhy<text:span text:style-name="T20">,</text:span> book<text:span text:style-name="T20">,)</text:span><text:span text:style-name="T19">;</text:span></text:p>
      <text:p text:style-name="P23"><text:s text:c="2"/></text:p>
      <text:p text:style-name="P23"><text:s text:c="2"/><text:span text:style-name="T21">printf</text:span><text:span text:style-name="T20">(</text:span><text:span text:style-name="T17">"</text:span><text:span text:style-name="T22">str_buf-&gt;size = </text:span><text:span text:style-name="T34">%i\n</text:span><text:span text:style-name="T17">", </text:span>str_buf<text:span text:style-name="T20">-&gt;</text:span>size<text:span text:style-name="T20">)</text:span><text:span text:style-name="T19">;</text:span></text:p>
      <text:p text:style-name="P23"><text:s text:c="2"/></text:p>
      <text:p text:style-name="P23"><text:s text:c="2"/><text:span text:style-name="T21">FILE</text:span><text:span text:style-name="T20">*</text:span> f <text:span text:style-name="T20">=</text:span> <text:span text:style-name="T21">fopen</text:span><text:span text:style-name="T20">(</text:span><text:span text:style-name="T17">"</text:span><text:span text:style-name="T22">./sdata</text:span><text:span text:style-name="T17">"</text:span><text:span text:style-name="T20">,</text:span> <text:span text:style-name="T17">"</text:span><text:span text:style-name="T22">w</text:span><text:span text:style-name="T17">"</text:span><text:span text:style-name="T20">)</text:span><text:span text:style-name="T19">;</text:span></text:p>
      <text:p text:style-name="P23"><text:s text:c="2"/><text:span text:style-name="T21">fwrite</text:span><text:span text:style-name="T20">(</text:span>str_buf<text:span text:style-name="T20">-&gt;</text:span>data<text:span text:style-name="T20">,</text:span> str_buf<text:span text:style-name="T20">-&gt;</text:span>size<text:span text:style-name="T20">,</text:span> <text:span text:style-name="T23">1</text:span><text:span text:style-name="T20">,</text:span> f<text:span text:style-name="T20">)</text:span><text:span text:style-name="T19">;</text:span></text:p>
      <text:p text:style-name="P23"><text:s text:c="2"/><text:span text:style-name="T21">fclose</text:span><text:span text:style-name="T20">(</text:span>f<text:span text:style-name="T20">)</text:span><text:span text:style-name="T19">;</text:span></text:p>
      <text:p text:style-name="P23"><text:s text:c="2"/></text:p>
      <text:p text:style-name="P23"><text:s text:c="2"/><text:span text:style-name="T18">struct</text:span> book<text:span text:style-name="T20">*</text:span> dbook <text:span text:style-name="T20">=</text:span> deserialize<text:span text:style-name="T20">(</text:span>str_buf<text:span text:style-name="T20">-&gt;</text:span>data<text:span text:style-name="T20">,</text:span> book<text:span text:style-name="T20">,)</text:span><text:span text:style-name="T19">;</text:span></text:p>
      <text:p text:style-name="P23"><text:s text:c="2"/></text:p>
      <text:p text:style-name="P23"><text:s text:c="2"/><text:span text:style-name="T21">printf</text:span><text:span text:style-name="T20">(</text:span><text:span text:style-name="T17">"</text:span><text:span text:style-name="T22">dbook.author = </text:span><text:span text:style-name="T34">%s\n</text:span><text:span text:style-name="T17">"</text:span></text:p>
      <text:p text:style-name="P23"><text:s text:c="9"/><text:span text:style-name="T17">"</text:span><text:span text:style-name="T22">dbook.name = </text:span><text:span text:style-name="T34">%s\n</text:span><text:span text:style-name="T17">"</text:span></text:p>
      <text:p text:style-name="P27"><text:s text:c="9"/><text:span text:style-name="T17">"</text:span><text:span text:style-name="T22">dbook.num_pages = </text:span><text:span text:style-name="T34">%i\n</text:span><text:span text:style-name="T17">"</text:span><text:span text:style-name="T20">,</text:span> <text:line-break/> <text:s text:c="9"/>dbook<text:span text:style-name="T20">-&gt;</text:span>author<text:span text:style-name="T20">,</text:span> dbook<text:span text:style-name="T20">-&gt;</text:span>name<text:span text:style-name="T20">,</text:span> dbook-<text:span text:style-name="T20">&gt;</text:span>num_pages<text:span text:style-name="T20">)</text:span><text:span text:style-name="T19">;</text:span></text:p>
      <text:p text:style-name="P28">Ця програма виведе в термінал:</text:p>
      <text:p text:style-name="P22">str_buf-&gt;size = <text:span text:style-name="T35">234;</text:span></text:p>
      <text:p text:style-name="P22">dbook.author = <text:s/>Пётр Алексе́евич Кропо́ткин</text:p>
      <text:p text:style-name="P25">dbook.name = <text:span text:style-name="T35">Анархия</text:span></text:p>
      <text:p text:style-name="P29">dbook.num_pages = 512</text:p>
      <text:p text:style-name="P28"><text:soft-page-break/>Макрос serialize(&lt;object&gt;, &lt;struct_name&gt;, &lt;modifer&gt;) служить для виклику функції серіалізації, в данному випадку book__serialize().</text:p>
      <text:p text:style-name="P28"/>
      <text:h text:style-name="P44" text:outline-level="3">Алгоритм серіалізації</text:h>
      <text:p text:style-name="P38">Алгоритм роботи функції-серіалізатора</text:p>
      <text:list xml:id="list7199300090321509529" text:style-name="L2">
        <text:list-item>
          <text:p text:style-name="P36"><text:span text:style-name="T41">якщо це коренева функція(викликана макросом serialize), </text:span>створ<text:span text:style-name="T41">юється</text:span> буфер, в який будуть записуватисяя серіалізовані данні, <text:span text:style-name="T41">інакше використовується переданий в аргумент буффер.</text:span></text:p>
        </text:list-item>
        <text:list-item>
          <text:p text:style-name="P39">В масив ptr_offset записується вказівник на структуру, яку буде серіалізовувати ця функція.</text:p>
        </text:list-item>
        <text:list-item>
          <text:p text:style-name="P36">Запис в буфер данних з кожного атрибуту структури</text:p>
        </text:list-item>
        <text:list-item>
          <text:p text:style-name="P36">якщо якийсь атрибут є структурою, або вказівником на структуру, <text:span text:style-name="T43">перевіряється чи був цей вказівник раніше серіалізований, якщо ні, </text:span><text:s/>викликається функція-серіаліза<text:span text:style-name="T42">тор</text:span> для цієї структури, в яку передається <text:span text:style-name="T42">вказівник на останнє використане місце в</text:span> буфер<text:span text:style-name="T42">і</text:span>. <text:span text:style-name="T42">Викликана функція дописує в буфер данні з цього атрибуту.</text:span></text:p>
        </text:list-item>
        <text:list-item>
          <text:p text:style-name="P39">Якщо це коренева функція, на початок буферу записується масив ptr_offset та кількість елементів масиву, в результат записується вказівник на буфер.</text:p>
        </text:list-item>
        <text:list-item>
          <text:p text:style-name="P39">Вихід з функції</text:p>
        </text:list-item>
      </text:list>
      <text:p text:style-name="P37">При серіалізації <text:span text:style-name="T44">створюється буфер</text:span>і, в який записуються <text:span text:style-name="T45">серіалізовані </text:span><text:s/>данні з структури, <text:span text:style-name="T38">массив ptr_offset та кількість елементів масиву.</text:span></text:p>
      <text:p text:style-name="P40">Загальний вигляд данних в буфері</text:p>
      <text:p text:style-name="P40"><text:span text:style-name="T46">|</text:span><text:span text:style-name="T47">кількість серіалізованих вказівників|<text:line-break/></text:span><text:span text:style-name="T46">|</text:span><text:span text:style-name="T47">масив ptr_offset|<text:line-break/></text:span><text:span text:style-name="T46">|</text:span><text:span text:style-name="T47">серіалізована структура|</text:span></text:p>
      <text:p text:style-name="P45">ptr_offset це масив, елеманти якого є парами (вказівник на серіалізовану структуру; відступ від початку буфера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10:21:46.43</meta:creation-date>
    <dc:date>2014-01-12T20:28:30.435514542</dc:date>
    <meta:editing-duration>PT6H33M8S</meta:editing-duration>
    <meta:editing-cycles>16</meta:editing-cycles>
    <meta:generator>LibreOffice/4.1.4.2$Linux_X86_64 LibreOffice_project/410m0$Build-2</meta:generator>
    <meta:document-statistic meta:table-count="0" meta:image-count="0" meta:object-count="0" meta:page-count="7" meta:paragraph-count="87" meta:word-count="860" meta:character-count="6965" meta:non-whitespace-character-count="6058"/>
  </office:meta>
</office:document-meta>
</file>